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fo:language="en" fo:country="US" fo:font-style="normal" fo:font-weight="normal" style:font-name-asian="宋体" style:font-size-asian="12pt" style:language-asian="zh" style:country-asian="CN" style:font-style-asian="normal" style:font-weight-asian="normal"/>
    </style:style>
    <style:style style:name="P2" style:family="paragraph" style:parent-style-name="Text_20_body">
      <style:text-properties style:font-name="Times New Roman1" fo:font-size="12pt" fo:language="en" fo:country="US" fo:font-style="normal" fo:font-weight="normal" style:font-name-asian="宋体" style:font-size-asian="12pt" style:language-asian="zh" style:country-asian="CN" style:font-style-asian="normal" style:font-weight-asian="normal" style:font-name-complex="新宋体" style:font-size-complex="11pt" style:font-style-complex="normal" style:font-weight-complex="normal"/>
    </style:style>
    <style:style style:name="T1" style:family="text">
      <style:text-properties style:font-name-complex="新宋体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此处以N=3举例，此时向量</text:p>
      <text:p text:style-name="P2"><draw:frame draw:style-name="fr1" draw:name="对象1" text:anchor-type="as-char" svg:width="3.309cm" svg:height="1.871cm" draw:z-index="0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P2">注意RVM论文里面计算用到的t没有特殊角标的话都表示是这个向量。</text:p>
      <text:p text:style-name="P1"><text:span text:style-name="T1">注意到这个t是只有一列的列向量，它的特性就是任何矩阵乘以它得到的都是列向量，后面计算</text:span><text:span text:style-name="T1"><draw:frame draw:style-name="fr1" draw:name="对象2" text:anchor-type="as-char" svg:width="0.489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的公式最后乘以了t，所以</text:span><text:span text:style-name="T1"><draw:frame draw:style-name="fr1" draw:name="对象3" text:anchor-type="as-char" svg:width="0.489cm" svg:height="0.316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span><text:span text:style-name="T1">是一个只有一列的列向量，</text:span><text:span text:style-name="T1"><draw:frame draw:style-name="fr1" draw:name="对象4" text:anchor-type="as-char" svg:width="0.572cm" svg:height="0.363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/text:span><text:span text:style-name="T1">就是</text:span><text:span text:style-name="T1"><draw:frame draw:style-name="fr1" draw:name="对象5" text:anchor-type="as-char" svg:width="0.489cm" svg:height="0.316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/text:span><text:span text:style-name="T1">从上往下第i个元素。</text:span></text:p>
      <text:p text:style-name="P1"><text:span text:style-name="T1">此时我们把所有已知的量代入RVM的训练公式，我们会发现需要迭代得出</text:span><text:span text:style-name="T1"><draw:frame draw:style-name="fr1" draw:name="对象6" text:anchor-type="as-char" svg:width="0.868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和</text:span><text:span text:style-name="T1"><draw:frame draw:style-name="fr1" draw:name="对象7" text:anchor-type="as-char" svg:width="0.97cm" svg:height="0.46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的话我们公式右边需要</text:span><text:span text:style-name="T1"><draw:frame draw:style-name="fr1" draw:name="对象8" text:anchor-type="as-char" svg:width="0.441cm" svg:height="0.469cm" draw:z-index="7"><draw:object xlink:href="./Object 8" xlink:type="simple" xlink:show="embed" xlink:actuate="onLoad"/><draw:image xlink:href="./ObjectReplacements/Object 8" xlink:type="simple" xlink:show="embed" xlink:actuate="onLoad"/><svg:desc>公式</svg:desc></draw:frame></text:span><text:span text:style-name="T1">和</text:span><text:span text:style-name="T1"><draw:frame draw:style-name="fr1" draw:name="对象9" text:anchor-type="as-char" svg:width="0.545cm" svg:height="0.25cm" draw:z-index="8"><draw:object xlink:href="./Object 9" xlink:type="simple" xlink:show="embed" xlink:actuate="onLoad"/><draw:image xlink:href="./ObjectReplacements/Object 9" xlink:type="simple" xlink:show="embed" xlink:actuate="onLoad"/><svg:desc>公式</svg:desc></draw:frame></text:span><text:span text:style-name="T1">，也就是旧的值，这个第一次计算需要随便设置，迭代后这两个值会收敛到最佳范围。其中a是一个M=N+1维行向量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16M29S</meta:editing-duration>
    <meta:editing-cycles>22</meta:editing-cycles>
    <meta:generator>OpenOffice/4.1.2$Win32 OpenOffice.org_project/412m3$Build-9782</meta:generator>
    <dc:date>2017-03-11T11:11:06.08</dc:date>
    <meta:document-statistic meta:table-count="0" meta:image-count="0" meta:object-count="9" meta:page-count="1" meta:paragraph-count="5" meta:word-count="220" meta:character-count="2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i>t</mi>
          <mo stretchy="false">=</mo>
          <msup>
            <mrow>
              <mo stretchy="false">(</mo>
              <mrow>
                <msub>
                  <mi>t</mi>
                  <mrow>
                    <mn>1</mn>
                  </mrow>
                </msub>
                <mi>,</mi>
                <msub>
                  <mi>t</mi>
                  <mrow>
                    <mn>2</mn>
                  </mrow>
                </msub>
                <mi>,</mi>
                <msub>
                  <mi>t</mi>
                  <mrow>
                    <mn>3</mn>
                  </mrow>
                </msub>
              </mrow>
              <mo stretchy="false">)</mo>
            </mrow>
            <mrow>
              <mi>T</mi>
            </mrow>
          </msup>
        </mrow>
        <mo stretchy="false">=</mo>
        <mfenced open="∣" close="∣">
          <mrow>
            <mtable>
              <mtr>
                <mtd>
                  <mrow>
                    <msub>
                      <mi>t</mi>
                      <mrow>
                        <mn>1</mn>
                      </mrow>
                    </msub>
                  </mrow>
                </mtd>
              </mtr>
              <mtr>
                <mtd>
                  <mrow>
                    <msub>
                      <mi>t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t</mi>
                      <mrow>
                        <mn>3</mn>
                      </mrow>
                    </msub>
                  </mrow>
                </mtd>
              </mtr>
            </mtable>
          </mrow>
        </mfenced>
      </mrow>
    </mrow>
    <annotation encoding="StarMath 5.0">t=(t_{1},t_{2},t_{3})^{T}=left lline matrix{t_{1}##t_{2}##t_{3}}right rline </annotation>
  </semantics>
</math>
</file>

<file path=Object 2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3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4/content.xml><?xml version="1.0" encoding="utf-8"?>
<math xmlns="http://www.w3.org/1998/Math/MathML">
  <semantics>
    <mrow>
      <msub>
        <mo stretchy="false">μ</mo>
        <mrow>
          <mi>i</mi>
        </mrow>
      </msub>
    </mrow>
    <annotation encoding="StarMath 5.0">%imu_{i}</annotation>
  </semantics>
</math>
</file>

<file path=Object 5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6/content.xml><?xml version="1.0" encoding="utf-8"?>
<math xmlns="http://www.w3.org/1998/Math/MathML">
  <semantics>
    <mrow>
      <msup>
        <mi>a</mi>
        <mrow>
          <mi mathvariant="italic">new</mi>
        </mrow>
      </msup>
    </mrow>
    <annotation encoding="StarMath 5.0">a^{new}</annotation>
  </semantics>
</math>
</file>

<file path=Object 7/content.xml><?xml version="1.0" encoding="utf-8"?>
<math xmlns="http://www.w3.org/1998/Math/MathML">
  <semantics>
    <mrow>
      <msup>
        <mo stretchy="false">σ</mo>
        <mrow>
          <mi mathvariant="italic">new</mi>
        </mrow>
      </msup>
    </mrow>
    <annotation encoding="StarMath 5.0">%isigma^{new}</annotation>
  </semantics>
</math>
</file>

<file path=Object 8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>
  <semantics>
    <mrow>
      <mo stretchy="false">σ</mo>
    </mrow>
    <annotation encoding="StarMath 5.0">%isigma</annotation>
  </semantics>
</math>
</file>